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/>package basiccalculator;</text:p>
      <text:p text:style-name="Normal">import java.util.Scanner;</text:p>
      <text:p text:style-name="Normal">import java.util.Vector;</text:p>
      <text:p text:style-name="Normal">public class BasicCalculator {</text:p>
      <text:p text:style-name="Normal"><text:s text:c="4"/>public static void main(String[] args) {</text:p>
      <text:p text:style-name="Normal"><text:s text:c="8"/>Scanner in = new Scanner(System.in);</text:p>
      <text:p text:style-name="Normal"><text:s text:c="8"/>System.out.println("Welcome Basic Calculator");</text:p>
      <text:p text:style-name="Normal"><text:s text:c="8"/>double num1 = 0, num2 = 0, res = 0;</text:p>
      <text:p text:style-name="Normal"><text:s text:c="8"/>int check =0;</text:p>
      <text:p text:style-name="Normal">// <text:s text:c="7"/>String history = "";</text:p>
      <text:p text:style-name="Normal"><text:s text:c="8"/>Vector history = new Vector&lt;Double&gt;();</text:p>
      <text:p text:style-name="Normal"><text:s text:c="8"/>int count = 0;</text:p>
      <text:p text:style-name="Normal"><text:s text:c="4"/>do{ <text:s/></text:p>
      <text:p text:style-name="Normal"><text:s text:c="7"/>if(check == 0){<text:s/></text:p>
      <text:p text:style-name="Normal"><text:s text:c="8"/>System.out.println("Enter First Number : ");</text:p>
      <text:p text:style-name="Normal"><text:s text:c="8"/>num1 = in.nextDouble();</text:p>
      <text:p text:style-name="Normal"><text:s text:c="8"/>history.add(num1);</text:p>
      <text:p text:style-name="Normal">// <text:s text:c="7"/>history = history + num1 + <text:s/>" \n";<text:s/></text:p>
      <text:p text:style-name="Normal"><text:s text:c="8"/>check++;</text:p>
      <text:p text:style-name="Normal"><text:s text:c="7"/>}</text:p>
      <text:p text:style-name="Normal"><text:s text:c="8"/>System.out.println("Enter an Operator(+,-,*,/): C for Clean"+</text:p>
      <text:p text:style-name="Normal"><text:s text:c="16"/>" E for Exit H for History N for Next P for Previous :");</text:p>
      <text:p text:style-name="Normal">// <text:s text:c="7"/>char op = in.next().charAt(0);</text:p>
      <text:p text:style-name="Normal"><text:s text:c="8"/>String op = in.next();</text:p>
      <text:p text:style-name="Normal">// <text:s text:c="7"/>if (op == 'E' || op == 'e') break;</text:p>
      <text:p text:style-name="Normal">// <text:s text:c="7"/>if (op == 'c' || op == 'C'){</text:p>
      <text:p text:style-name="Normal">// <text:s text:c="11"/>check = 0;</text:p>
      <text:p text:style-name="Normal">// <text:s text:c="11"/>continue;</text:p>
      <text:p text:style-name="Normal">// <text:s text:c="7"/>}</text:p>
      <text:p text:style-name="Normal"><text:s text:c="8"/>if (op.equals("e")|| op.equals("E")) break;</text:p>
      <text:p text:style-name="Normal"><text:s text:c="8"/>if (op.equals("C")|| op.equals("c")){</text:p>
      <text:p text:style-name="Normal"><text:s text:c="12"/>System.out.println("\033[H \033[2J");</text:p>
      <text:p text:style-name="Normal"><text:s text:c="12"/>System.out.flush();</text:p>
      <text:p text:style-name="Normal"><text:s text:c="12"/>check = 0;</text:p>
      <text:p text:style-name="Normal"><text:s text:c="12"/>continue;</text:p>
      <text:p text:style-name="Normal"><text:s text:c="8"/>}</text:p>
      <text:p text:style-name="Normal"><text:s text:c="8"/>if (op.equals("p")|| op.equals("P")){</text:p>
      <text:p text:style-name="Normal"><text:s text:c="12"/>if (count &gt;= 0){</text:p>
      <text:p text:style-name="Normal"><text:s text:c="12"/>System.out.println("Previous is : " + history.get(count));</text:p>
      <text:p text:style-name="Normal"><text:s text:c="12"/>count--;</text:p>
      <text:p text:style-name="Normal"><text:s text:c="12"/>}else System.out.println("No Prev Elements");</text:p>
      <text:p text:style-name="Normal"><text:s text:c="12"/>continue;</text:p>
      <text:p text:style-name="Normal"><text:s text:c="8"/>}</text:p>
      <text:p text:style-name="Normal"><text:s text:c="8"/>if (op.equals("n")|| op.equals("N")){</text:p>
      <text:p text:style-name="Normal"><text:s text:c="12"/>System.out.println("Capicity " + history.lastElement());</text:p>
      <text:p text:style-name="Normal"><text:s text:c="12"/>if (history.get(count) != history.lastElement()){</text:p>
      <text:p text:style-name="Normal"><text:s text:c="12"/>count++;</text:p>
      <text:p text:style-name="Normal"><text:s text:c="13"/>System.out.println("Next of Prev is : " + history.get(count));</text:p>
      <text:p text:style-name="Normal"><text:s text:c="12"/></text:p>
      <text:p text:style-name="Normal"><text:s text:c="12"/>}else System.out.println("No Next Elements");</text:p>
      <text:p text:style-name="Normal"><text:s text:c="12"/>continue;</text:p>
      <text:p text:style-name="Normal"><text:s text:c="8"/>}</text:p>
      <text:p text:style-name="Normal"><text:s text:c="8"/>if (op.equals("H")|| op.equals("h")){</text:p>
      <text:p text:style-name="Normal"><text:s text:c="12"/>System.out.println("History is : " + history);</text:p>
      <text:p text:style-name="Normal"><text:s text:c="12"/>continue;</text:p>
      <text:p text:style-name="Normal"><text:s text:c="8"/>}</text:p>
      <text:p text:style-name="Normal"><text:s text:c="8"/>System.out.println("Enter Scond Number : ");</text:p>
      <text:p text:style-name="Normal"><text:s text:c="8"/>num2 = in.nextDouble();</text:p>
      <text:p text:style-name="Normal">[17/09, 12:28 pm] Sayed Najmuddi: history.add(num2);</text:p>
      <text:p text:style-name="Normal">// <text:s text:c="7"/>history = history + num2 + <text:s/>" \n";</text:p>
      <text:p text:style-name="Normal"><text:s text:c="8"/>switch(op){</text:p>
      <text:p text:style-name="Normal"><text:s text:c="12"/>case "+":</text:p>
      <text:p text:style-name="Normal"><text:s text:c="15"/>res = num1 + num2;</text:p>
      <text:p text:style-name="Normal"><text:s text:c="15"/>break;</text:p>
      <text:p text:style-name="Normal"><text:s text:c="12"/>case "-":</text:p>
      <text:p text:style-name="Normal"><text:s text:c="15"/>res = num1 - num2;</text:p>
      <text:p text:style-name="Normal"><text:s text:c="15"/>break;</text:p>
      <text:p text:style-name="Normal"><text:s text:c="12"/>case "*":</text:p>
      <text:p text:style-name="Normal"><text:s text:c="15"/>res = num1 * num2;</text:p>
      <text:p text:style-name="Normal"><text:s text:c="15"/>break;</text:p>
      <text:p text:style-name="Normal"><text:s text:c="12"/>case "/":</text:p>
      <text:p text:style-name="Normal"><text:s text:c="15"/>res = num1 / num2;</text:p>
      <text:p text:style-name="Normal"><text:s text:c="15"/>break;</text:p>
      <text:p text:style-name="Normal"><text:s text:c="12"/>default:</text:p>
      <text:p text:style-name="Normal"><text:s text:c="16"/>System.out.println("Invalid Operator <text:s/>");</text:p>
      <text:p text:style-name="Normal"><text:s text:c="16"/>res = 0;</text:p>
      <text:p text:style-name="Normal"><text:s text:c="8"/>}</text:p>
      <text:p text:style-name="Normal"><text:s text:c="8"/>System.out.printf("Result of %.2f %s %.2f = %.5f \n",num1,op,num2,res);</text:p>
      <text:p text:style-name="Normal"><text:s text:c="8"/>num1 = res;</text:p>
      <text:p text:style-name="Normal"><text:s text:c="8"/>count++;</text:p>
      <text:p text:style-name="Normal"><text:s text:c="4"/>}while(true);</text:p>
      <text:p text:style-name="Normal"><text:s text:c="4"/>}</text:p>
      <text:p text:style-name="Normal"><text:s text:c="4"/></text:p>
      <text:p text:style-name="Normal">}</text:p>
      <text:p text:style-name="Normal">package javabasics; <text:s/></text:p>
      <text:p text:style-name="Normal">import java.util.Scanner;</text:p>
      <text:p text:style-name="Normal">public class InputOutput {</text:p>
      <text:p text:style-name="Normal"><text:s text:c="4"/>public static void main(String[] args) {</text:p>
      <text:p text:style-name="Normal"><text:s text:c="8"/>Scanner cin = new Scanner(System.in);</text:p>
      <text:p text:style-name="Normal"><text:s text:c="8"/>String name, fathername, address;</text:p>
      <text:p text:style-name="Normal"><text:s text:c="8"/>int age, marks;</text:p>
      <text:p text:style-name="Normal"><text:s text:c="8"/>double per;</text:p>
      <text:p text:style-name="Normal"><text:s text:c="8"/>System.out.println("Enter Your name: "); <text:s text:c="14"/></text:p>
      <text:p text:style-name="Normal"><text:s text:c="8"/>name = cin.nextLine(); // cin &gt;&gt; name;</text:p>
      <text:p text:style-name="Normal"><text:s text:c="8"/>System.out.println("Enter Your Father Name: ");</text:p>
      <text:p text:style-name="Normal"><text:s text:c="8"/>fathername = cin.nextLine();</text:p>
      <text:p text:style-name="Normal"><text:s text:c="8"/>System.out.println("Enter Your Address");</text:p>
      <text:p text:style-name="Normal"><text:s text:c="8"/>address = cin.nextLine();</text:p>
      <text:p text:style-name="Normal"><text:s text:c="8"/>System.out.println("Enter Your age: ");</text:p>
      <text:p text:style-name="Normal"><text:s text:c="8"/>age = cin.nextInt();</text:p>
      <text:p text:style-name="Normal"><text:s text:c="8"/>System.out.println("Enter Your Marks: ");</text:p>
      <text:p text:style-name="Normal"><text:s text:c="8"/>marks = cin.nextInt();</text:p>
      <text:p text:style-name="Normal"><text:s text:c="8"/>System.out.println("Enter Your Percentage: ");</text:p>
      <text:p text:style-name="Normal"><text:s text:c="8"/>per = cin.nextDouble();</text:p>
      <text:p text:style-name="Normal"><text:s text:c="8"/></text:p>
      <text:p text:style-name="Normal"><text:s text:c="8"/>System.out.print("Name is " + name + " Father name is " + fathername + " Age is " + age + " Percentage is " + per + "\n");</text:p>
      <text:p text:style-name="Normal"><text:s text:c="8"/>System.out.println(" Age is " + age);</text:p>
      <text:p text:style-name="Normal"><text:s text:c="8"/>System.out.printf("Name is %s Father name is %s Age is %d Percentage is %.2f \n",name,fathername, age,per);</text:p>
      <text:p text:style-name="Normal"><text:s text:c="8"/></text:p>
      <text:p text:style-name="Normal"><text:s text:c="8"/>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9-23T00:16:00Z</meta:creation-date>
    <dc:date>2022-09-23T00:16:00Z</dc:date>
    <meta:template xlink:href="Normal.dotm" xlink:type="simple"/>
    <meta:editing-cycles>2</meta:editing-cycles>
    <meta:editing-duration>PT60S</meta:editing-duration>
    <meta:document-statistic meta:page-count="1" meta:paragraph-count="7" meta:word-count="581" meta:character-count="3889" meta:row-count="27" meta:non-whitespace-character-count="3315"/>
  </office:meta>
</office:document-meta>
</file>